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494cm" fo:margin-left="0cm" table:align="left"/>
    </style:style>
    <style:style style:name="Tabela1.A" style:family="table-column">
      <style:table-column-properties style:column-width="2.93cm"/>
    </style:style>
    <style:style style:name="Tabela1.B" style:family="table-column">
      <style:table-column-properties style:column-width="2.933cm"/>
    </style:style>
    <style:style style:name="Tabela1.C" style:family="table-column">
      <style:table-column-properties style:column-width="4.032cm"/>
    </style:style>
    <style:style style:name="Tabela1.D" style:family="table-column">
      <style:table-column-properties style:column-width="2.91cm"/>
    </style:style>
    <style:style style:name="Tabela1.E" style:family="table-column">
      <style:table-column-properties style:column-width="2.884cm"/>
    </style:style>
    <style:style style:name="Tabela1.F" style:family="table-column">
      <style:table-column-properties style:column-width="2.805cm"/>
    </style:style>
    <style:style style:name="Tabela1.1" style:family="table-row">
      <style:table-row-properties style:min-row-height="0.688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4.106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2.794cm"/>
    </style:style>
    <style:style style:name="Tabela1.4" style:family="table-row">
      <style:table-row-properties style:min-row-height="5.313cm"/>
    </style:style>
    <style:style style:name="Tabela1.5" style:family="table-row">
      <style:table-row-properties style:min-row-height="2.91cm"/>
    </style:style>
    <style:style style:name="Tabela1.6" style:family="table-row">
      <style:table-row-properties style:min-row-height="4.09cm"/>
    </style:style>
    <style:style style:name="Tabela1.7" style:family="table-row">
      <style:table-row-properties style:min-row-height="6.509cm"/>
    </style:style>
    <style:style style:name="P1" style:family="paragraph" style:parent-style-name="Standard">
      <style:text-properties officeooo:rsid="001d05b3" officeooo:paragraph-rsid="001e5697"/>
    </style:style>
    <style:style style:name="P2" style:family="paragraph" style:parent-style-name="Standard">
      <style:text-properties officeooo:rsid="001d05b3" officeooo:paragraph-rsid="001f27bd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5b3" officeooo:paragraph-rsid="00205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5b3" officeooo:paragraph-rsid="00207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5b3" officeooo:paragraph-rsid="00218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5b3" officeooo:paragraph-rsid="0022a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5b3" officeooo:paragraph-rsid="0022dc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05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05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07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0a1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18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2a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4b7" officeooo:paragraph-rsid="00207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4b7" officeooo:paragraph-rsid="0020a1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4b7" officeooo:paragraph-rsid="00218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4b7" officeooo:paragraph-rsid="0022a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6f1" officeooo:paragraph-rsid="00218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01f" officeooo:paragraph-rsid="0022a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7bd" officeooo:paragraph-rsid="001f2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7bd" officeooo:paragraph-rsid="0020a1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7bd" officeooo:paragraph-rsid="00218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77c" officeooo:paragraph-rsid="00205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4b7" officeooo:paragraph-rsid="00207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6f1" officeooo:paragraph-rsid="00218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6f1" officeooo:paragraph-rsid="0022dc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6f1" officeooo:paragraph-rsid="002423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01f" officeooo:paragraph-rsid="0022a0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c06" officeooo:paragraph-rsid="0022dc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5697"/>
    </style:style>
    <style:style style:name="T2" style:family="text">
      <style:text-properties officeooo:rsid="001e8773"/>
    </style:style>
    <style:style style:name="T3" style:family="text">
      <style:text-properties officeooo:rsid="001f27bd"/>
    </style:style>
    <style:style style:name="T4" style:family="text">
      <style:text-properties officeooo:rsid="0020577c"/>
    </style:style>
    <style:style style:name="T5" style:family="text">
      <style:text-properties officeooo:rsid="002074b7"/>
    </style:style>
    <style:style style:name="T6" style:family="text">
      <style:text-properties officeooo:rsid="0020a132"/>
    </style:style>
    <style:style style:name="T7" style:family="text">
      <style:text-properties officeooo:rsid="002186f1"/>
    </style:style>
    <style:style style:name="T8" style:family="text">
      <style:text-properties officeooo:rsid="0022a01f"/>
    </style:style>
    <style:style style:name="T9" style:family="text">
      <style:text-properties officeooo:rsid="0022dc06"/>
    </style:style>
    <style:style style:name="T10" style:family="text">
      <style:text-properties officeooo:rsid="002423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"/>O trabalho pós Release 1 se iniciou <text:s/>com o grupo de duas pessoas de EPS e seis MDS , tinhamos uma grande preocupação com <text:s/>o ritmo e a documentação , já que devido ao baixo de numero issues fomos muito <text:s/>criticados pela professora na Release 1 . O g grupo acreditava que nosso ritmo estava baixo , que nosso problema era meramente documentação <text:s/>já que tínhamos muitos Commits sem referenciar <text:s/>a nenhuma issue. Na primeira semana começamos a desenvolver as funcionalidades que <text:span text:style-name="T1">fariamos </text:span>ao longo das <text:span text:style-name="T1">S</text:span>prints seguintes : <text:span text:style-name="T2">captura dos dados <text:s/>da oferta das matérias , do histórico do aluno <text:s/>e telas de acordo com o protótipo de alta fidelidade <text:s/></text:span>. Estavam presentes na primeira reunião pos Release 1 Marcos , <text:s/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1">Sprint Pós release 1</text:p>
          </table:table-cell>
          <table:table-cell table:style-name="Tabela1.A1" office:value-type="string">
            <text:p text:style-name="P24">Objetivo </text:p>
          </table:table-cell>
          <table:table-cell table:style-name="Tabela1.A1" office:value-type="string">
            <text:p text:style-name="P24">Pauta da reunião </text:p>
          </table:table-cell>
          <table:table-cell table:style-name="Tabela1.A1" office:value-type="string">
            <text:p text:style-name="P21"><text:span text:style-name="T4">membros presentes</text:span></text:p>
          </table:table-cell>
          <table:table-cell table:style-name="Tabela1.A1" office:value-type="string">
            <text:p text:style-name="P24">Tipo de reunião </text:p>
          </table:table-cell>
          <table:table-cell table:style-name="Tabela1.F1" office:value-type="string">
            <text:p text:style-name="P24">Avaliação </text:p>
          </table:table-cell>
        </table:table-row>
        <table:table-row table:style-name="Tabela1.2">
          <table:table-cell table:style-name="Tabela1.A2" office:value-type="string">
            <text:p text:style-name="P24">1</text:p>
          </table:table-cell>
          <table:table-cell table:style-name="Tabela1.A2" office:value-type="string">
            <text:p text:style-name="P21">Capatura de dados d<text:span text:style-name="T6">o pre requisito </text:span>e do historico do aluno e telas </text:p>
          </table:table-cell>
          <table:table-cell table:style-name="Tabela1.A2" office:value-type="string">
            <text:list xml:id="list1400079909" text:style-name="L1">
              <text:list-item>
                <text:p text:style-name="P9">Critica da professora </text:p>
              </text:list-item>
              <text:list-item>
                <text:p text:style-name="P9"><text:s/>melhorias introduzidas no trabalho </text:p>
              </text:list-item>
              <text:list-item>
                <text:p text:style-name="P9">identificar próximos trabalhos </text:p>
              </text:list-item>
            </text:list>
          </table:table-cell>
          <table:table-cell table:style-name="Tabela1.A2" office:value-type="string">
            <text:p text:style-name="P3">Wagner , <text:span text:style-name="T1">Lucas , Marcos <text:s/>, <text:s/>Matheus e Emanuel. </text:span></text:p>
          </table:table-cell>
          <table:table-cell table:style-name="Tabela1.A2" office:value-type="string">
            <text:p text:style-name="P8">Deliberativa </text:p>
          </table:table-cell>
          <table:table-cell table:style-name="Tabela1.F2" office:value-type="string">
            <text:p text:style-name="P8">Os objetivos foram atingidos </text:p>
          </table:table-cell>
        </table:table-row>
        <table:table-row table:style-name="Tabela1.3">
          <table:table-cell table:style-name="Tabela1.A2" office:value-type="string">
            <text:p text:style-name="P24">2</text:p>
          </table:table-cell>
          <table:table-cell table:style-name="Tabela1.A2" office:value-type="string">
            <text:p text:style-name="P21"><text:span text:style-name="T8">Captura</text:span> de dados d<text:span text:style-name="T6">o pre requisito</text:span> e do <text:span text:style-name="T8">histórico</text:span> do aluno e telas </text:p>
          </table:table-cell>
          <table:table-cell table:style-name="Tabela1.A2" office:value-type="string">
            <text:list xml:id="list636964995" text:style-name="L2">
              <text:list-item>
                <text:p text:style-name="P14">Levantar <text:span text:style-name="T8">empecilhos</text:span> <text:s/><text:span text:style-name="T7">ao trabalho do grupo </text:span></text:p>
              </text:list-item>
              <text:list-item>
                <text:p text:style-name="P10"><text:span text:style-name="T5">i</text:span>dentificar próximos trabalhos </text:p>
              </text:list-item>
            </text:list>
          </table:table-cell>
          <table:table-cell table:style-name="Tabela1.A2" office:value-type="string">
            <text:p text:style-name="P4">Wagner , <text:span text:style-name="T5">Thiago , <text:s/>Felipe e Emanuel. </text:span></text:p>
          </table:table-cell>
          <table:table-cell table:style-name="Tabela1.A2" office:value-type="string">
            <text:p text:style-name="P25">Não deliberativa </text:p>
          </table:table-cell>
          <table:table-cell table:style-name="Tabela1.F2" office:value-type="string">
            <text:p text:style-name="P25">Objetivos não cumpridos devido a poucos membros </text:p>
          </table:table-cell>
        </table:table-row>
        <table:table-row table:style-name="Tabela1.4">
          <table:table-cell table:style-name="Tabela1.A2" office:value-type="string">
            <text:p text:style-name="P24">3</text:p>
          </table:table-cell>
          <table:table-cell table:style-name="Tabela1.A2" office:value-type="string">
            <text:p text:style-name="P22"><text:span text:style-name="T8">Captura</text:span> de dados da oferta , <text:span text:style-name="T6">do pre requisito , </text:span>do <text:span text:style-name="T8">histórico</text:span> do aluno e telas </text:p>
          </table:table-cell>
          <table:table-cell table:style-name="Tabela1.A2" office:value-type="string">
            <text:list xml:id="list181904886768577" text:continue-numbering="true" text:style-name="L2">
              <text:list-item>
                <text:p text:style-name="P15">Levantar <text:span text:style-name="T8">empecilhos</text:span> <text:s/><text:span text:style-name="T7">ao trabalho do grupo </text:span></text:p>
              </text:list-item>
              <text:list-item>
                <text:p text:style-name="P11"><text:span text:style-name="T5">i</text:span>dentificar próximos trabalhos </text:p>
              </text:list-item>
            </text:list>
          </table:table-cell>
          <table:table-cell table:style-name="Tabela1.A2" office:value-type="string">
            <text:p text:style-name="P4">Wagner , <text:span text:style-name="T5">Thiago e Emanuel </text:span></text:p>
          </table:table-cell>
          <table:table-cell table:style-name="Tabela1.A2" office:value-type="string">
            <text:p text:style-name="P25">Não deliberativa </text:p>
          </table:table-cell>
          <table:table-cell table:style-name="Tabela1.F2" office:value-type="string">
            <text:p text:style-name="P25">Objetivos não cumpridos devido a poucos membros <text:s/>na reunião reunião por Discord , mudança na forma como as reuniões estão sendo organizadas e chamadas </text:p>
          </table:table-cell>
        </table:table-row>
        <table:table-row table:style-name="Tabela1.5">
          <table:table-cell table:style-name="Tabela1.A2" office:value-type="string">
            <text:p text:style-name="P26">4</text:p>
          </table:table-cell>
          <table:table-cell table:style-name="Tabela1.A2" office:value-type="string">
            <text:p text:style-name="P21"><text:span text:style-name="T8">Captura</text:span> de dados de pre requisitos <text:s/>e do <text:span text:style-name="T8">histórico</text:span> do aluno e telas </text:p>
          </table:table-cell>
          <table:table-cell table:style-name="Tabela1.A2" office:value-type="string">
            <text:list xml:id="list181905182030628" text:continue-numbering="true" text:style-name="L2">
              <text:list-item>
                <text:p text:style-name="P16">Levantar <text:span text:style-name="T8">empecilhos</text:span> <text:s/><text:span text:style-name="T7">ao trabalho do grupo </text:span></text:p>
              </text:list-item>
              <text:list-item>
                <text:p text:style-name="P12"><text:soft-page-break/><text:span text:style-name="T5">i</text:span>dentificar próximos trabalhos</text:p>
              </text:list-item>
            </text:list>
          </table:table-cell>
          <table:table-cell table:style-name="Tabela1.A2" office:value-type="string">
            <text:p text:style-name="P5">Wagner <text:span text:style-name="T7">e Matheus </text:span></text:p>
          </table:table-cell>
          <table:table-cell table:style-name="Tabela1.A2" office:value-type="string">
            <text:p text:style-name="P26">Deliberativa </text:p>
          </table:table-cell>
          <table:table-cell table:style-name="Tabela1.F2" office:value-type="string">
            <text:p text:style-name="P26">Os objetivos foram cumpridos ,mas a reunião teve pouca ,mas <text:soft-page-break/>mesmo tomamos decisão</text:p>
          </table:table-cell>
        </table:table-row>
        <table:table-row table:style-name="Tabela1.6">
          <table:table-cell table:style-name="Tabela1.A2" office:value-type="string">
            <text:p text:style-name="P26">5</text:p>
          </table:table-cell>
          <table:table-cell table:style-name="Tabela1.A2" office:value-type="string">
            <text:p text:style-name="P23">Captura de dados de pre requisitos <text:s/>e do <text:span text:style-name="T8">histórico</text:span> do aluno e telas </text:p>
          </table:table-cell>
          <table:table-cell table:style-name="Tabela1.A2" office:value-type="string">
            <text:list xml:id="list181905567518860" text:continue-numbering="true" text:style-name="L2">
              <text:list-item>
                <text:p text:style-name="P16">Levantar <text:span text:style-name="T8">empecilhos</text:span> <text:s/><text:span text:style-name="T7">ao trabalho do grupo </text:span></text:p>
              </text:list-item>
              <text:list-item>
                <text:p text:style-name="P12"><text:span text:style-name="T5">i</text:span>dentificar próximos trabalhos</text:p>
              </text:list-item>
              <text:list-item>
                <text:p text:style-name="P18">conversa com o professor Joenio a respeito do projeto </text:p>
              </text:list-item>
            </text:list>
          </table:table-cell>
          <table:table-cell table:style-name="Tabela1.A2" office:value-type="string">
            <text:p text:style-name="P5">Wagner ,<text:span text:style-name="T7"> Matheus , Thiago e Felipe </text:span></text:p>
          </table:table-cell>
          <table:table-cell table:style-name="Tabela1.A2" office:value-type="string">
            <text:p text:style-name="P26">Deliberativa </text:p>
          </table:table-cell>
          <table:table-cell table:style-name="Tabela1.F2" office:value-type="string">
            <text:p text:style-name="P26">Os objetivos foram cumpridos </text:p>
          </table:table-cell>
        </table:table-row>
        <table:table-row table:style-name="Tabela1.7">
          <table:table-cell table:style-name="Tabela1.A2" office:value-type="string">
            <text:p text:style-name="P29">6</text:p>
          </table:table-cell>
          <table:table-cell table:style-name="Tabela1.A2" office:value-type="string">
            <text:p text:style-name="P29">Resolver bugs na extensão , <text:s/>estender a extensão para todos os campi , <text:span text:style-name="T3">Captura de dados do </text:span>histórico<text:span text:style-name="T3"> do aluno e telas </text:span></text:p>
          </table:table-cell>
          <table:table-cell table:style-name="Tabela1.A2" office:value-type="string">
            <text:list xml:id="list181906668611449" text:continue-numbering="true" text:style-name="L2">
              <text:list-item>
                <text:p text:style-name="P17">Levantar <text:span text:style-name="T8">empecilhos</text:span> <text:s/><text:span text:style-name="T7">ao trabalho do grupo </text:span></text:p>
              </text:list-item>
              <text:list-item>
                <text:p text:style-name="P19">padronização para issue </text:p>
              </text:list-item>
              <text:list-item>
                <text:p text:style-name="P13"><text:span text:style-name="T5">i</text:span>dentificar próximos trabalhos</text:p>
              </text:list-item>
            </text:list>
          </table:table-cell>
          <table:table-cell table:style-name="Tabela1.A2" office:value-type="string">
            <text:p text:style-name="P6">Wagner ,<text:span text:style-name="T7"> Matheus , Thiago e Felipe</text:span></text:p>
          </table:table-cell>
          <table:table-cell table:style-name="Tabela1.A2" office:value-type="string">
            <text:p text:style-name="P30">Deliberativa </text:p>
          </table:table-cell>
          <table:table-cell table:style-name="Tabela1.F2" office:value-type="string">
            <text:p text:style-name="P27">Os objetivos foram cumpridos <text:s/><text:span text:style-name="T9">foram muito bem atingidos já que muitos bugs foram resolvidos e muitas issues foram fechadas <text:s/></text:span></text:p>
          </table:table-cell>
        </table:table-row>
        <table:table-row table:style-name="Tabela1.7">
          <table:table-cell table:style-name="Tabela1.A2" office:value-type="string">
            <text:p text:style-name="P30">7</text:p>
          </table:table-cell>
          <table:table-cell table:style-name="Tabela1.A2" office:value-type="string">
            <text:p text:style-name="P30">Documento de visão , Documento de arquitetura , Post Mortem </text:p>
          </table:table-cell>
          <table:table-cell table:style-name="Tabela1.A2" office:value-type="string">
            <text:p text:style-name="P20"><text:s/><text:span text:style-name="T9">Fechamento dos documentos </text:span></text:p>
          </table:table-cell>
          <table:table-cell table:style-name="Tabela1.A2" office:value-type="string">
            <text:p text:style-name="P7">Wagner ,<text:span text:style-name="T7"> Matheus , Thiago e Felipe</text:span></text:p>
          </table:table-cell>
          <table:table-cell table:style-name="Tabela1.A2" office:value-type="string">
            <text:p text:style-name="P30">Deliberativa </text:p>
          </table:table-cell>
          <table:table-cell table:style-name="Tabela1.F2" office:value-type="string">
            <text:p text:style-name="P28">Os objetivos foram cumpridos <text:span text:style-name="T10">já que os documentos foram finalizados . </text:span></text:p>
          </table:table-cell>
        </table:table-row>
      </table:table>
      <text:p text:style-name="P2">, </text:p>
      <text:p text:style-name="P1"/>
      <text:p text:style-name="P2"><text:span text:style-name="T1">A Sprint 2 <text:s/>pós release 1 <text:s/>foi dada continuidade as historias de usuário da Sprint 1 <text:s/>pós Release 1 <text:s/>houve a sugestão do Emanuel para que o grupo focalizasse na macro historia de desligamento, uma vez que ela <text:s/>inclui o desligamento tanto por numero de créditos quanto por reprovação e <text:s/>poderia <text:s/>ser feita a </text:span><text:soft-page-break/><text:span text:style-name="T1">partir da captura dos dados do histórico do aluno . O grupo demorou um pouco para começar a desenvolver esta macro historia, na verdade, esta macro historia só foi iniciada na Sprint 5 pós Release.</text:span></text:p>
      <text:p text:style-name="P2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02:02.413609698</meta:creation-date>
    <dc:date>2019-11-27T18:19:04.611014078</dc:date>
    <meta:editing-duration>PT22M29S</meta:editing-duration>
    <meta:editing-cycles>1</meta:editing-cycles>
    <meta:document-statistic meta:table-count="1" meta:image-count="0" meta:object-count="0" meta:page-count="3" meta:paragraph-count="61" meta:word-count="554" meta:character-count="3265" meta:non-whitespace-character-count="2705"/>
    <meta:generator>LibreOffice/6.2.8.2$Linux_X86_64 LibreOffice_project/20$Build-2</meta:generator>
  </office:meta>
</office:document-meta>
</file>